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2.44cm" fo:min-width="14.636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1.17cm" fo:min-width="14.636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1.17cm" fo:min-width="8.54cm" fo:padding-top="0.177cm" fo:padding-bottom="0.177cm" fo:padding-left="0.302cm" fo:padding-right="0.3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15.24cm" svg:height="2.794cm" svg:x="3.81cm" svg:y="1.778cm">
          <text:p text:style-name="P1">Se agregan 2.0412 g de SBA-15</text:p>
          <text:p text:style-name="P1">y 6.4 mL de 3-aminopropiltrietoxisilano</text:p>
          <text:p text:style-name="P1">a 132 mL de etanol absoluto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5.24cm" svg:height="1.524cm" svg:x="3.81cm" svg:y="6.35cm">
          <text:p text:style-name="P1">Filtración y 3 lavados por gravedad con etanol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9.144cm" svg:height="1.524cm" svg:x="6.858cm" svg:y="9.398cm">
          <text:p text:style-name="P1">Secado en horno a 80 °C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1.43cm" svg:y1="4.572cm" svg:x2="11.43cm" svg:y2="6.35cm" draw:start-shape="id1" draw:start-glue-point="2" draw:end-shape="id2" draw:end-glue-point="0" svg:d="M11430 4572v553 672 553" svg:viewBox="0 0 1 1779">
          <text:p/>
        </draw:connector>
        <draw:connector draw:style-name="gr4" draw:text-style-name="P2" draw:layer="layout" draw:type="lines" svg:x1="11.43cm" svg:y1="7.874cm" svg:x2="11.43cm" svg:y2="9.398cm" draw:start-shape="id2" draw:start-glue-point="2" draw:end-shape="id3" draw:end-glue-point="0" svg:d="M11430 7874v553 418 553" svg:viewBox="0 0 1 1525">
          <text:p/>
        </draw:connector>
        <draw:frame draw:style-name="gr5" draw:text-style-name="P3" draw:layer="layout" svg:width="5.853cm" svg:height="0.962cm" svg:x="11.584cm" svg:y="4.98cm">
          <draw:text-box>
            <text:p>Reflujo por 3 horas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1:09:36.819914626</meta:creation-date>
    <dc:date>2017-05-17T21:18:33.893408230</dc:date>
    <meta:editing-duration>PT8M56S</meta:editing-duration>
    <meta:editing-cycles>2</meta:editing-cycles>
    <meta:generator>LibreOffice/5.1.6.2$Linux_X86_64 LibreOffice_project/10m0$Build-2</meta:generator>
    <meta:document-statistic meta:object-count="29"/>
  </office:meta>
</office:document-meta>
</file>